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.83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Uc</text:p>
          </table:table-cell>
          <table:table-cell office:value-type="string">
            <text:p>Actor</text:p>
          </table:table-cell>
          <table:table-cell office:value-type="string">
            <text:p>UC+A</text:p>
          </table:table-cell>
          <table:table-cell office:value-type="string">
            <text:p>Connections</text:p>
          </table:table-cell>
          <table:table-cell office:value-type="string">
            <text:p>UC+A+C</text:p>
          </table:table-cell>
          <table:table-cell office:value-type="string">
            <text:p>FCANodes</text:p>
          </table:table-cell>
          <table:table-cell office:value-type="string">
            <text:p>FCA Conn</text:p>
          </table:table-cell>
          <table:table-cell office:value-type="string">
            <text:p>FCA N+C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SUM([.B2:.C2])"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SUM([.D2:.E2])"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G2:.H2]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SUM([.B3:.C3])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SUM([.D3:.E3])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G3:.H3]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SUM([.B4:.C4])"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SUM([.D4:.E4])"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G4:.H4]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formula="of:=SUM([.B5:.C5])"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SUM([.D5:.E5])"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G5:.H5])" office:value-type="float" office:value="9">
            <text:p>9</text:p>
          </table:table-cell>
          <table:table-cell/>
          <table:table-cell>
            <draw:frame table:end-cell-address="Sheet1.Q29" table:end-x="1.157cm" table:end-y="0.293cm" draw:z-index="0" draw:style-name="gr1" svg:width="13.069cm" svg:height="11.025cm" svg:x="1.637cm" svg:y="0.107cm">
              <draw:object draw:notify-on-update-of-ranges="Sheet1.F2:Sheet1.F103 Sheet1.A1:Sheet1.A1 Sheet1.I2:Sheet1.I10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SUM([.B6:.C6])" office:value-type="float" office:value="23">
            <text:p>23</text:p>
          </table:table-cell>
          <table:table-cell office:value-type="float" office:value="32">
            <text:p>32</text:p>
          </table:table-cell>
          <table:table-cell table:formula="of:=SUM([.D6:.E6])"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SUM([.G6:.H6])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SUM([.B7:.C7])" office:value-type="float" office:value="14">
            <text:p>14</text:p>
          </table:table-cell>
          <table:table-cell office:value-type="float" office:value="24">
            <text:p>24</text:p>
          </table:table-cell>
          <table:table-cell table:formula="of:=SUM([.D7:.E7])"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G7:.H7])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table:formula="of:=SUM([.B8:.C8])" office:value-type="float" office:value="32">
            <text:p>32</text:p>
          </table:table-cell>
          <table:table-cell office:value-type="float" office:value="34">
            <text:p>34</text:p>
          </table:table-cell>
          <table:table-cell table:formula="of:=SUM([.D8:.E8])" office:value-type="float" office:value="66">
            <text:p>66</text:p>
          </table:table-cell>
          <table:table-cell table:number-columns-repeated="2" office:value-type="float" office:value="10">
            <text:p>10</text:p>
          </table:table-cell>
          <table:table-cell table:formula="of:=SUM([.G8:.H8])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.B9:.C9])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SUM([.D9:.E9])"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G9:.H9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SUM([.B10:.C10])"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SUM([.D10:.E10])"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SUM([.G10:.H10])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SUM([.B11:.C11])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SUM([.D11:.E11])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G11:.H11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SUM([.B12:.C12])" office:value-type="float" office:value="12">
            <text:p>12</text:p>
          </table:table-cell>
          <table:table-cell office:value-type="float" office:value="15">
            <text:p>15</text:p>
          </table:table-cell>
          <table:table-cell table:formula="of:=SUM([.D12:.E12])"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G12:.H12])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formula="of:=SUM([.B13:.C13])" office:value-type="float" office:value="31">
            <text:p>31</text:p>
          </table:table-cell>
          <table:table-cell office:value-type="float" office:value="30">
            <text:p>30</text:p>
          </table:table-cell>
          <table:table-cell table:formula="of:=SUM([.D13:.E13])" office:value-type="float" office:value="61">
            <text:p>6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SUM([.G13:.H13])"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SUM([.B14:.C14])"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SUM([.D14:.E14])"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SUM([.G14:.H14])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B15:.C15])"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SUM([.D15:.E15])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G15:.H15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SUM([.B16:.C16])"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SUM([.D16:.E16])"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G16:.H16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SUM([.B17:.C17])" office:value-type="float" office:value="13">
            <text:p>13</text:p>
          </table:table-cell>
          <table:table-cell office:value-type="float" office:value="13">
            <text:p>13</text:p>
          </table:table-cell>
          <table:table-cell table:formula="of:=SUM([.D17:.E17])"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G17:.H17]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SUM([.B18:.C18])"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SUM([.D18:.E18])"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SUM([.G18:.H18])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SUM([.B19:.C19])" office:value-type="float" office:value="17">
            <text:p>17</text:p>
          </table:table-cell>
          <table:table-cell office:value-type="float" office:value="17">
            <text:p>17</text:p>
          </table:table-cell>
          <table:table-cell table:formula="of:=SUM([.D19:.E19])"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G19:.H19])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B20:.C20])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SUM([.D20:.E20])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G20:.H20]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SUM([.B21:.C21])"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SUM([.D21:.E21])"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SUM([.G21:.H21])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SUM([.B22:.C22])"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SUM([.D22:.E22])"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G22:.H22])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SUM([.B23:.C23])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SUM([.D23:.E23])" office:value-type="float" office:value="17">
            <text:p>17</text:p>
          </table:table-cell>
          <table:table-cell table:number-columns-repeated="2" office:value-type="float" office:value="4">
            <text:p>4</text:p>
          </table:table-cell>
          <table:table-cell table:formula="of:=SUM([.G23:.H23])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SUM([.B24:.C24])"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SUM([.D24:.E24])" office:value-type="float" office:value="35">
            <text:p>35</text:p>
          </table:table-cell>
          <table:table-cell table:number-columns-repeated="2" office:value-type="float" office:value="7">
            <text:p>7</text:p>
          </table:table-cell>
          <table:table-cell table:formula="of:=SUM([.G24:.H24])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SUM([.B25:.C25])" office:value-type="float" office:value="28">
            <text:p>28</text:p>
          </table:table-cell>
          <table:table-cell office:value-type="float" office:value="40">
            <text:p>40</text:p>
          </table:table-cell>
          <table:table-cell table:formula="of:=SUM([.D25:.E25])" office:value-type="float" office:value="68">
            <text:p>68</text:p>
          </table:table-cell>
          <table:table-cell table:number-columns-repeated="2" office:value-type="float" office:value="8">
            <text:p>8</text:p>
          </table:table-cell>
          <table:table-cell table:formula="of:=SUM([.G25:.H25])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SUM([.B26:.C26])" office:value-type="float" office:value="12">
            <text:p>12</text:p>
          </table:table-cell>
          <table:table-cell office:value-type="float" office:value="17">
            <text:p>17</text:p>
          </table:table-cell>
          <table:table-cell table:formula="of:=SUM([.D26:.E26])"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SUM([.G26:.H26])"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SUM([.B27:.C27])"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SUM([.D27:.E27])"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G27:.H27]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SUM([.B28:.C28])"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SUM([.D28:.E28])"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G28:.H28]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SUM([.B29:.C29])"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SUM([.D29:.E29])"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G29:.H29]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SUM([.B30:.C30])" office:value-type="float" office:value="11">
            <text:p>11</text:p>
          </table:table-cell>
          <table:table-cell office:value-type="float" office:value="17">
            <text:p>17</text:p>
          </table:table-cell>
          <table:table-cell table:formula="of:=SUM([.D30:.E30])"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SUM([.G30:.H30])"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SUM([.B31:.C31])"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SUM([.D31:.E31])"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SUM([.G31:.H31])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SUM([.B32:.C32])"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SUM([.D32:.E32])"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G32:.H32]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SUM([.B33:.C33])"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SUM([.D33:.E33])"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G33:.H33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SUM([.B34:.C34])" office:value-type="float" office:value="12">
            <text:p>12</text:p>
          </table:table-cell>
          <table:table-cell office:value-type="float" office:value="12">
            <text:p>12</text:p>
          </table:table-cell>
          <table:table-cell table:formula="of:=SUM([.D34:.E34])"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G34:.H34])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SUM([.B35:.C35])"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SUM([.D35:.E35])"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G35:.H35])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SUM([.B36:.C36])"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SUM([.D36:.E36])"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G36:.H36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.B37:.C37])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SUM([.D37:.E37])"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G37:.H37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SUM([.B38:.C38])"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SUM([.D38:.E38])"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G38:.H38])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SUM([.B39:.C39])" office:value-type="float" office:value="12">
            <text:p>12</text:p>
          </table:table-cell>
          <table:table-cell office:value-type="float" office:value="12">
            <text:p>12</text:p>
          </table:table-cell>
          <table:table-cell table:formula="of:=SUM([.D39:.E39])"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G39:.H39])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4">
            <text:p>4</text:p>
          </table:table-cell>
          <table:table-cell table:formula="of:=SUM([.B40:.C40])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SUM([.D40:.E40])"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G40:.H40]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SUM([.B41:.C41])"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SUM([.D41:.E41])"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G41:.H41]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B42:.C42])"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SUM([.D42:.E42])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G42:.H42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B43:.C43])"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SUM([.D43:.E43])"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G43:.H43]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B44:.C44])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SUM([.D44:.E44])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G44:.H44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SUM([.B45:.C45])" office:value-type="float" office:value="11">
            <text:p>11</text:p>
          </table:table-cell>
          <table:table-cell office:value-type="float" office:value="11">
            <text:p>11</text:p>
          </table:table-cell>
          <table:table-cell table:formula="of:=SUM([.D45:.E45])"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SUM([.G45:.H45])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SUM([.B46:.C46])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SUM([.D46:.E46])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G46:.H46]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SUM([.B47:.C47])"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SUM([.D47:.E47])"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G47:.H47])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SUM([.B48:.C48])"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SUM([.D48:.E48])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G48:.H48])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SUM([.B49:.C49])" office:value-type="float" office:value="17">
            <text:p>17</text:p>
          </table:table-cell>
          <table:table-cell office:value-type="float" office:value="17">
            <text:p>17</text:p>
          </table:table-cell>
          <table:table-cell table:formula="of:=SUM([.D49:.E49])"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SUM([.G49:.H49])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B50:.C50])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SUM([.D50:.E50])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G50:.H50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SUM([.B51:.C51])" office:value-type="float" office:value="17">
            <text:p>17</text:p>
          </table:table-cell>
          <table:table-cell office:value-type="float" office:value="17">
            <text:p>17</text:p>
          </table:table-cell>
          <table:table-cell table:formula="of:=SUM([.D51:.E51])"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SUM([.G51:.H51])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SUM([.B52:.C52])"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SUM([.D52:.E52])"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G52:.H52])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SUM([.B53:.C53])" office:value-type="float" office:value="13">
            <text:p>13</text:p>
          </table:table-cell>
          <table:table-cell office:value-type="float" office:value="13">
            <text:p>13</text:p>
          </table:table-cell>
          <table:table-cell table:formula="of:=SUM([.D53:.E53])"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G53:.H53]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SUM([.B54:.C54])"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SUM([.D54:.E54])"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SUM([.G54:.H54])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.B55:.C55])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SUM([.D55:.E55])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G55:.H55])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SUM([.B56:.C56])"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SUM([.D56:.E56])"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.G56:.H56])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SUM([.B57:.C57])"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SUM([.D57:.E57])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G57:.H57])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SUM([.B58:.C58])"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f:=SUM([.D58:.E58])"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SUM([.G58:.H58])"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SUM([.B59:.C59])"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SUM([.D59:.E59])"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G59:.H59])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SUM([.B60:.C60])"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SUM([.D60:.E60])"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G60:.H60]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61:.C61])"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SUM([.D61:.E61])"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table:formula="of:=SUM([.G61:.H61])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.B62:.C62])"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SUM([.D62:.E62])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G62:.H62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SUM([.B63:.C63])" office:value-type="float" office:value="11">
            <text:p>11</text:p>
          </table:table-cell>
          <table:table-cell office:value-type="float" office:value="11">
            <text:p>11</text:p>
          </table:table-cell>
          <table:table-cell table:formula="of:=SUM([.D63:.E63])"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G63:.H63])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.B64:.C64])" office:value-type="float" office:value="30">
            <text:p>30</text:p>
          </table:table-cell>
          <table:table-cell office:value-type="float" office:value="28">
            <text:p>28</text:p>
          </table:table-cell>
          <table:table-cell table:formula="of:=SUM([.D64:.E64])"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G64:.H64]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SUM([.B65:.C65])"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SUM([.D65:.E65])"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G65:.H65])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SUM([.B66:.C66])"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SUM([.D66:.E66])"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SUM([.G66:.H66])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f:=SUM([.B67:.C67])" office:value-type="float" office:value="26">
            <text:p>26</text:p>
          </table:table-cell>
          <table:table-cell office:value-type="float" office:value="27">
            <text:p>27</text:p>
          </table:table-cell>
          <table:table-cell table:formula="of:=SUM([.D67:.E67])"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SUM([.G67:.H67])"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SUM([.B68:.C68])" office:value-type="float" office:value="18">
            <text:p>18</text:p>
          </table:table-cell>
          <table:table-cell office:value-type="float" office:value="31">
            <text:p>31</text:p>
          </table:table-cell>
          <table:table-cell table:formula="of:=SUM([.D68:.E68])"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G68:.H68]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SUM([.B69:.C69])"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SUM([.D69:.E69])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G69:.H69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SUM([.B70:.C70])"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SUM([.D70:.E70])"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G70:.H70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SUM([.B71:.C71])"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SUM([.D71:.E71])"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.G71:.H71])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formula="of:=SUM([.B72:.C72])" office:value-type="float" office:value="27">
            <text:p>27</text:p>
          </table:table-cell>
          <table:table-cell office:value-type="float" office:value="28">
            <text:p>28</text:p>
          </table:table-cell>
          <table:table-cell table:formula="of:=SUM([.D72:.E72])"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G72:.H72])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SUM([.B73:.C73])"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SUM([.D73:.E73])" office:value-type="float" office:value="30">
            <text:p>30</text:p>
          </table:table-cell>
          <table:table-cell table:number-columns-repeated="2" office:value-type="float" office:value="5">
            <text:p>5</text:p>
          </table:table-cell>
          <table:table-cell table:formula="of:=SUM([.G73:.H73])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SUM([.B74:.C74])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SUM([.D74:.E74])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G74:.H74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SUM([.B75:.C75])" office:value-type="float" office:value="11">
            <text:p>11</text:p>
          </table:table-cell>
          <table:table-cell office:value-type="float" office:value="11">
            <text:p>11</text:p>
          </table:table-cell>
          <table:table-cell table:formula="of:=SUM([.D75:.E75])"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G75:.H75])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formula="of:=SUM([.B76:.C76])" office:value-type="float" office:value="24">
            <text:p>24</text:p>
          </table:table-cell>
          <table:table-cell office:value-type="float" office:value="28">
            <text:p>28</text:p>
          </table:table-cell>
          <table:table-cell table:formula="of:=SUM([.D76:.E76])"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G76:.H76]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SUM([.B77:.C77])" office:value-type="float" office:value="14">
            <text:p>14</text:p>
          </table:table-cell>
          <table:table-cell office:value-type="float" office:value="14">
            <text:p>14</text:p>
          </table:table-cell>
          <table:table-cell table:formula="of:=SUM([.D77:.E77])"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G77:.H77])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SUM([.B78:.C78])" office:value-type="float" office:value="19">
            <text:p>19</text:p>
          </table:table-cell>
          <table:table-cell office:value-type="float" office:value="23">
            <text:p>23</text:p>
          </table:table-cell>
          <table:table-cell table:formula="of:=SUM([.D78:.E78])"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SUM([.G78:.H78])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formula="of:=SUM([.B79:.C79])" office:value-type="float" office:value="21">
            <text:p>21</text:p>
          </table:table-cell>
          <table:table-cell office:value-type="float" office:value="30">
            <text:p>30</text:p>
          </table:table-cell>
          <table:table-cell table:formula="of:=SUM([.D79:.E79])"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G79:.H79])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B80:.C80])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SUM([.D80:.E80])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G80:.H80]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SUM([.B81:.C81])"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SUM([.D81:.E81])"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G81:.H81])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SUM([.B82:.C82])"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SUM([.D82:.E82])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G82:.H82])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B83:.C83])"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SUM([.D83:.E83])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G83:.H83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SUM([.B84:.C84])" office:value-type="float" office:value="11">
            <text:p>11</text:p>
          </table:table-cell>
          <table:table-cell office:value-type="float" office:value="11">
            <text:p>11</text:p>
          </table:table-cell>
          <table:table-cell table:formula="of:=SUM([.D84:.E84])"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G84:.H84])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SUM([.B85:.C85])"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SUM([.D85:.E85])"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G85:.H85])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SUM([.B86:.C86])"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SUM([.D86:.E86])"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G86:.H86])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SUM([.B87:.C87])"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SUM([.D87:.E87])"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G87:.H87])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SUM([.B88:.C88])" office:value-type="float" office:value="21">
            <text:p>21</text:p>
          </table:table-cell>
          <table:table-cell office:value-type="float" office:value="39">
            <text:p>39</text:p>
          </table:table-cell>
          <table:table-cell table:formula="of:=SUM([.D88:.E88])" office:value-type="float" office:value="60">
            <text:p>60</text:p>
          </table:table-cell>
          <table:table-cell table:number-columns-repeated="2" office:value-type="float" office:value="5">
            <text:p>5</text:p>
          </table:table-cell>
          <table:table-cell table:formula="of:=SUM([.G88:.H88])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89:.C8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89:.E89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89:.H89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0:.C9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0:.E90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0:.H90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1:.C9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1:.E91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1:.H91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2:.C9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2:.E92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2:.H92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3:.C9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3:.E93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3:.H93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4:.C9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4:.E94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4:.H94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5:.C9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5:.E9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5:.H95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6:.C9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6:.E96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6:.H96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7:.C9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7:.E9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7:.H97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8:.C9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8:.E9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8:.H98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9:.C9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9:.E99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9:.H99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100:.C10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100:.E100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100:.H100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101:.C10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101:.E101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101:.H101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102:.C10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102:.E102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102:.H102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103:.C10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103:.E103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103:.H103])" office:value-type="float" office:value="0">
            <text:p>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t" fo:country="E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t" fo:country="E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15.04.2013</text:date>, <text:time>22:5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09T15:53:46.56</meta:creation-date>
    <dc:date>2013-04-15T22:56:48.39</dc:date>
    <meta:editing-duration>PT08H11M39S</meta:editing-duration>
    <meta:editing-cycles>84</meta:editing-cycles>
    <meta:generator>OpenOffice.org/3.2$Win32 OpenOffice.org_project/320m18$Build-9502</meta:generator>
    <meta:document-statistic meta:table-count="3" meta:cell-count="9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7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right" chart:symbol-width="0.25cm" chart:symbol-height="0.25cm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7cm" svg:height="11.026cm" xlink:href=".." chart:class="chart:scatter" chart:style-name="ch1">
        <chart:legend chart:legend-position="end" svg:x="11.921cm" svg:y="5.205cm" chart:style-name="ch2"/>
        <chart:plot-area chart:style-name="ch3" table:cell-range-address="Sheet1.F2:Sheet1.F103 Sheet1.A1:Sheet1.A1 Sheet1.I2:Sheet1.I103" chart:data-source-has-labels="row" svg:x="0.261cm" svg:y="0.22cm" svg:width="11.4cm" svg:height="10.36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2:Sheet1.I103" chart:label-cell-address="Sheet1.A1:Sheet1.A1" chart:class="chart:scatter">
            <chart:domain table:cell-range-address="Sheet1.F2:Sheet1.F103"/>
            <chart:data-point chart:repeated="1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 text:id="Sheet1.A1:Sheet1.A1">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 text:id="Sheet1.F2:Sheet1.F103">23</text:p>
              </table:table-cell>
              <table:table-cell office:value-type="float" office:value="5">
                <text:p text:id="Sheet1.I2:Sheet1.I103"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">
                <text:p>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">
                <text:p>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">
                <text:p>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">
                <text:p>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">
                <text:p>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">
                <text:p>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">
                <text:p>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8">
                <text:p>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">
                <text:p>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">
                <text:p>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">
                <text:p>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">
                <text:p>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">
                <text:p>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1">
                <text:p>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